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lanket_imp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]-[.E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]-[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_in_non_statement_position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break_in_non_statement_position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]-[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inue_in_non_statement_positions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continue_in_non_statement_positions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B5]-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B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7]-[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4]-[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B15]-[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936" calcext:value-type="float">
            <text:p>1936</text:p>
          </table:table-cell>
          <table:table-cell/>
          <table:table-cell table:formula="of:=[.B16]-[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17]-[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B19]-[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4]-[.E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5]-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7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8]-[.E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1]-[.E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3]-[.E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34]-[.E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35]-[.E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6]-[.E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7]-[.E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8]-[.E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9]-[.E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B40]-[.E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1]-[.E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42]-[.E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43]-[.E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4]-[.E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45]-[.E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6]-[.E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7]-[.E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8]-[.E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9]-[.E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50]-[.E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2704" calcext:value-type="float">
            <text:p>22704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22704" calcext:value-type="float">
            <text:p>22704</text:p>
          </table:table-cell>
          <table:table-cell/>
          <table:table-cell table:formula="of:=[.B51]-[.E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52]-[.E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53]-[.E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54]-[.E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55]-[.E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56]-[.E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57]-[.E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parent_pkg_manifest/contract_a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forc/parent_pkg_manifest/contract_a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58]-[.E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59]-[.E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bi_cast_nested_method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language/abi_cast_nested_method</text:p>
          </table:table-cell>
          <table:table-cell office:value-type="float" office:value="2464" calcext:value-type="float">
            <text:p>2464</text:p>
          </table:table-cell>
          <table:table-cell/>
          <table:table-cell table:formula="of:=[.B60]-[.E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61]-[.E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ddrof_intrinsic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string" calcext:value-type="string">
            <text:p>language/addrof_intrinsic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B62]-[.E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63]-[.E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B64]-[.E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8456" calcext:value-type="float">
            <text:p>18456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8456" calcext:value-type="float">
            <text:p>18456</text:p>
          </table:table-cell>
          <table:table-cell/>
          <table:table-cell table:formula="of:=[.B65]-[.E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ray/array_basic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array/array_basic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B66]-[.E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rray/array_generic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rray/array_generic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67]-[.E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68]-[.E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69]-[.E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/instructions/bld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/instructions/bld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70]-[.E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/instructions/ecal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/instructions/ecal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71]-[.E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/instructions/ldc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asm/instructions/ldc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72]-[.E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/instructions/wqxx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language/asm/instructions/wqxx</text:p>
          </table:table-cell>
          <table:table-cell office:value-type="float" office:value="2552" calcext:value-type="float">
            <text:p>2552</text:p>
          </table:table-cell>
          <table:table-cell/>
          <table:table-cell table:formula="of:=[.B73]-[.E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uninitialized_register_shadows_item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asm_uninitialized_register_shadows_item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B74]-[.E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75]-[.E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5360" calcext:value-type="float">
            <text:p>5360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5360" calcext:value-type="float">
            <text:p>5360</text:p>
          </table:table-cell>
          <table:table-cell/>
          <table:table-cell table:formula="of:=[.B76]-[.E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B77]-[.E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78]-[.E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79]-[.E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80]-[.E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B81]-[.E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in_decls_of_other_constants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language/associated_const_in_decls_of_other_constants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B82]-[.E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83]-[.E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84]-[.E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85]-[.E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86]-[.E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const_visibilit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visibility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87]-[.E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88]-[.E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89]-[.E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B90]-[.E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B91]-[.E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92]-[.E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[.B93]-[.E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94]-[.E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95]-[.E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ttributes_abi_name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language/attributes_abi_name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B96]-[.E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ttributes_all_in_on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language/attributes_all_in_one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B97]-[.E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ttributes_test_attribut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test_attribut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98]-[.E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99]-[.E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656" calcext:value-type="float">
            <text:p>665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656" calcext:value-type="float">
            <text:p>6656</text:p>
          </table:table-cell>
          <table:table-cell/>
          <table:table-cell table:formula="of:=[.B100]-[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B101]-[.E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02]-[.E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03]-[.E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04]-[.E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05]-[.E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06]-[.E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07]-[.E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08]-[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B109]-[.E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110]-[.E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11]-[.E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12]-[.E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B113]-[.E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mplex_ir_cfg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complex_ir_cfg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B114]-[.E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5128" calcext:value-type="float">
            <text:p>5128</text:p>
          </table:table-cell>
          <table:table-cell/>
          <table:table-cell table:formula="of:=[.B115]-[.E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figurable_tests</text:p>
          </table:table-cell>
          <table:table-cell office:value-type="float" office:value="5112" calcext:value-type="float">
            <text:p>5112</text:p>
          </table:table-cell>
          <table:table-cell/>
          <table:table-cell office:value-type="string" calcext:value-type="string">
            <text:p>language/configurable_tests</text:p>
          </table:table-cell>
          <table:table-cell office:value-type="float" office:value="5112" calcext:value-type="float">
            <text:p>5112</text:p>
          </table:table-cell>
          <table:table-cell/>
          <table:table-cell table:formula="of:=[.B116]-[.E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17]-[.E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118]-[.E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generic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const_generics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B119]-[.E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indexing_aggregates_asmge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const_indexing_aggregates_asmge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120]-[.E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2256" calcext:value-type="float">
            <text:p>2256</text:p>
          </table:table-cell>
          <table:table-cell/>
          <table:table-cell table:formula="of:=[.B121]-[.E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122]-[.E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B123]-[.E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calls_unwrapped_contract_id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language/contract_calls_unwrapped_contract_id</text:p>
          </table:table-cell>
          <table:table-cell office:value-type="float" office:value="1936" calcext:value-type="float">
            <text:p>1936</text:p>
          </table:table-cell>
          <table:table-cell/>
          <table:table-cell table:formula="of:=[.B124]-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contract_ret_intrinsic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contract_ret_intrinsic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B125]-[.E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ereferenced_projection_reassignment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language/dereferenced_projection_reassignment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B126]-[.E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127]-[.E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B128]-[.E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B129]-[.E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130]-[.E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B131]-[.E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32]-[.E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B133]-[.E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134]-[.E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135]-[.E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136]-[.E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24" calcext:value-type="float">
            <text:p>3424</text:p>
          </table:table-cell>
          <table:table-cell/>
          <table:table-cell table:formula="of:=[.B137]-[.E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138]-[.E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39]-[.E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140]-[.E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584" calcext:value-type="float">
            <text:p>1584</text:p>
          </table:table-cell>
          <table:table-cell/>
          <table:table-cell table:formula="of:=[.B141]-[.E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42]-[.E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B143]-[.E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7440480" calcext:value-type="float">
            <text:p>744048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7440480" calcext:value-type="float">
            <text:p>7440480</text:p>
          </table:table-cell>
          <table:table-cell/>
          <table:table-cell table:formula="of:=[.B144]-[.E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45]-[.E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B146]-[.E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47]-[.E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48]-[.E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unction_return_type_unificatio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function_return_type_unificatio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149]-[.E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50]-[.E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3208" calcext:value-type="float">
            <text:p>3208</text:p>
          </table:table-cell>
          <table:table-cell/>
          <table:table-cell table:formula="of:=[.B151]-[.E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B152]-[.E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B153]-[.E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448" calcext:value-type="float">
            <text:p>2448</text:p>
          </table:table-cell>
          <table:table-cell/>
          <table:table-cell table:formula="of:=[.B154]-[.E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55]-[.E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156]-[.E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57]-[.E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B158]-[.E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159]-[.E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B160]-[.E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B161]-[.E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B162]-[.E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163]-[.E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164]-[.E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B165]-[.E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166]-[.E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67]-[.E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168]-[.E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69]-[.E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70]-[.E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171]-[.E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172]-[.E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173]-[.E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174]-[.E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B175]-[.E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176]-[.E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B177]-[.E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B178]-[.E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79]-[.E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B180]-[.E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181]-[.E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trinsics/dbg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language/intrinsics/dbg</text:p>
          </table:table-cell>
          <table:table-cell office:value-type="float" office:value="2552" calcext:value-type="float">
            <text:p>2552</text:p>
          </table:table-cell>
          <table:table-cell/>
          <table:table-cell table:formula="of:=[.B182]-[.E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trinsics/dbg_release</text:p>
          </table:table-cell>
          <table:table-cell office:value-type="float" office:value="6432" calcext:value-type="float">
            <text:p>6432</text:p>
          </table:table-cell>
          <table:table-cell/>
          <table:table-cell office:value-type="string" calcext:value-type="string">
            <text:p>language/intrinsics/dbg_release</text:p>
          </table:table-cell>
          <table:table-cell office:value-type="float" office:value="6432" calcext:value-type="float">
            <text:p>6432</text:p>
          </table:table-cell>
          <table:table-cell/>
          <table:table-cell table:formula="of:=[.B183]-[.E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ntrinsics/transmute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language/intrinsics/transmute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B184]-[.E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B185]-[.E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86]-[.E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187]-[.E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B188]-[.E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89]-[.E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192" calcext:value-type="float">
            <text:p>3192</text:p>
          </table:table-cell>
          <table:table-cell/>
          <table:table-cell table:formula="of:=[.B190]-[.E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191]-[.E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92]-[.E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B193]-[.E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194]-[.E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B195]-[.E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B196]-[.E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197]-[.E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198]-[.E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table:formula="of:=[.B199]-[.E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00]-[.E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B201]-[.E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rker_traits/marker_trait_enum_implemented_for_all_enum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rker_traits/marker_trait_enum_implemented_for_all_enum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02]-[.E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rker_traits/marker_trait_error_implemented_for_error_typ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rker_traits/marker_trait_error_implemented_for_error_typ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03]-[.E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all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language/match_expressions_all</text:p>
          </table:table-cell>
          <table:table-cell office:value-type="float" office:value="1848" calcext:value-type="float">
            <text:p>1848</text:p>
          </table:table-cell>
          <table:table-cell/>
          <table:table-cell table:formula="of:=[.B204]-[.E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3264" calcext:value-type="float">
            <text:p>3264</text:p>
          </table:table-cell>
          <table:table-cell/>
          <table:table-cell table:formula="of:=[.B205]-[.E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06]-[.E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2848" calcext:value-type="float">
            <text:p>2848</text:p>
          </table:table-cell>
          <table:table-cell/>
          <table:table-cell table:formula="of:=[.B207]-[.E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08]-[.E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B209]-[.E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210]-[.E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B211]-[.E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B212]-[.E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13]-[.E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214]-[.E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B215]-[.E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B216]-[.E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B217]-[.E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B218]-[.E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B219]-[.E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9064" calcext:value-type="float">
            <text:p>906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9064" calcext:value-type="float">
            <text:p>9064</text:p>
          </table:table-cell>
          <table:table-cell/>
          <table:table-cell table:formula="of:=[.B220]-[.E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221]-[.E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B222]-[.E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thod_nested_type_arg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method_nested_type_args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23]-[.E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24]-[.E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thod_on_primitive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method_on_primitives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225]-[.E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226]-[.E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27]-[.E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28]-[.E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29]-[.E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30]-[.E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31]-[.E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32]-[.E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B233]-[.E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34]-[.E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35]-[.E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36]-[.E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37]-[.E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38]-[.E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39]-[.E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B240]-[.E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generic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ested_generic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41]-[.E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42]-[.E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B243]-[.E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B244]-[.E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245]-[.E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46]-[.E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B247]-[.E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numeric_type_propagation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numeric_type_propagation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B248]-[.E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49]-[.E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250]-[.E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51]-[.E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overlapped_trait_impls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overlapped_trait_impls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252]-[.E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anic_expression/panic_keyword_behind_feature_flag_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anic_expression/panic_keyword_behind_feature_flag_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53]-[.E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anic_expression/panicking_predicat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anic_expression/panicking_predicat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54]-[.E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anic_expression/panic_string_slice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anic_expression/panic_string_slice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255]-[.E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256]-[.E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257]-[.E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58]-[.E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259]-[.E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60]-[.E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usha_popa_multiple_defreg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language/pusha_popa_multiple_defreg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[.B261]-[.E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3768" calcext:value-type="float">
            <text:p>3768</text:p>
          </table:table-cell>
          <table:table-cell/>
          <table:table-cell table:formula="of:=[.B262]-[.E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3768" calcext:value-type="float">
            <text:p>3768</text:p>
          </table:table-cell>
          <table:table-cell/>
          <table:table-cell table:formula="of:=[.B263]-[.E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aw_ptr/vec_ret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264]-[.E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65]-[.E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266]-[.E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267]-[.E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aliases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reexport/aliases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B268]-[.E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multiple_imports_of_same_reexport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language/reexport/multiple_imports_of_same_reexport</text:p>
          </table:table-cell>
          <table:table-cell office:value-type="float" office:value="1520" calcext:value-type="float">
            <text:p>1520</text:p>
          </table:table-cell>
          <table:table-cell/>
          <table:table-cell table:formula="of:=[.B269]-[.E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reexport_paths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language/reexport/reexport_paths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B270]-[.E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1]-[.E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simple_glob_import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export/simple_glob_import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B272]-[.E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simple_item_import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export/simple_item_import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B273]-[.E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visibility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export/visibility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B274]-[.E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B275]-[.E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15968" calcext:value-type="float">
            <text:p>1596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15968" calcext:value-type="float">
            <text:p>15968</text:p>
          </table:table-cell>
          <table:table-cell/>
          <table:table-cell table:formula="of:=[.B276]-[.E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277]-[.E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mutability_of_references_memcpy_bug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string" calcext:value-type="string">
            <text:p>language/references/mutability_of_references_memcpy_bug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B278]-[.E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4792" calcext:value-type="float">
            <text:p>4792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4792" calcext:value-type="float">
            <text:p>4792</text:p>
          </table:table-cell>
          <table:table-cell/>
          <table:table-cell table:formula="of:=[.B279]-[.E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B280]-[.E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824" calcext:value-type="float">
            <text:p>3824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824" calcext:value-type="float">
            <text:p>3824</text:p>
          </table:table-cell>
          <table:table-cell/>
          <table:table-cell table:formula="of:=[.B281]-[.E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B282]-[.E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B283]-[.E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784" calcext:value-type="float">
            <text:p>3784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784" calcext:value-type="float">
            <text:p>3784</text:p>
          </table:table-cell>
          <table:table-cell/>
          <table:table-cell table:formula="of:=[.B284]-[.E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function_parameters_simple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language/references/referencing_function_parameters_simple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B285]-[.E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global_constants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language/references/referencing_global_constants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286]-[.E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4376" calcext:value-type="float">
            <text:p>4376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4376" calcext:value-type="float">
            <text:p>4376</text:p>
          </table:table-cell>
          <table:table-cell/>
          <table:table-cell table:formula="of:=[.B287]-[.E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B288]-[.E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056" calcext:value-type="float">
            <text:p>3056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B289]-[.E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90]-[.E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91]-[.E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292]-[.E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93]-[.E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94]-[.E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295]-[.E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296]-[.E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B297]-[.E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298]-[.E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B299]-[.E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300]-[.E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B301]-[.E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B302]-[.E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03]-[.E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04]-[.E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05]-[.E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306]-[.E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B307]-[.E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hadowing/shadowed_prelude_import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hadowing/shadowed_prelude_import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308]-[.E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309]-[.E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lice/slice_contract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string" calcext:value-type="string">
            <text:p>language/slice/slice_contract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310]-[.E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lice/slice_intrinsics</text:p>
          </table:table-cell>
          <table:table-cell office:value-type="float" office:value="8032" calcext:value-type="float">
            <text:p>8032</text:p>
          </table:table-cell>
          <table:table-cell/>
          <table:table-cell office:value-type="string" calcext:value-type="string">
            <text:p>language/slice/slice_intrinsics</text:p>
          </table:table-cell>
          <table:table-cell office:value-type="float" office:value="8032" calcext:value-type="float">
            <text:p>8032</text:p>
          </table:table-cell>
          <table:table-cell/>
          <table:table-cell table:formula="of:=[.B311]-[.E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312]-[.E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313]-[.E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B314]-[.E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ing_slice/string_slice_contract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string" calcext:value-type="string">
            <text:p>language/string_slice/string_slice_contract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315]-[.E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ing_slice/string_slice_feature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string_slice/string_slice_feature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B316]-[.E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ing_slice/string_slice_scrip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tring_slice/string_slice_scrip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317]-[.E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18]-[.E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19]-[.E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320]-[.E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321]-[.E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322]-[.E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ubmodule_visibilit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ubmodule_visibility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23]-[.E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4648" calcext:value-type="float">
            <text:p>4648</text:p>
          </table:table-cell>
          <table:table-cell/>
          <table:table-cell table:formula="of:=[.B324]-[.E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325]-[.E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otalord</text:p>
          </table:table-cell>
          <table:table-cell office:value-type="float" office:value="2624" calcext:value-type="float">
            <text:p>2624</text:p>
          </table:table-cell>
          <table:table-cell/>
          <table:table-cell office:value-type="string" calcext:value-type="string">
            <text:p>language/totalord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[.B326]-[.E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constraint_param_orde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rait_constraint_param_order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27]-[.E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generic_overri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trait_generic_override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B328]-[.E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29]-[.E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inference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trait_inference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B330]-[.E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31]-[.E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32]-[.E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33]-[.E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B334]-[.E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B335]-[.E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336]-[.E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337]-[.E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338]-[.E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B339]-[.E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340]-[.E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341]-[.E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342]-[.E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2736" calcext:value-type="float">
            <text:p>2736</text:p>
          </table:table-cell>
          <table:table-cell/>
          <table:table-cell table:formula="of:=[.B343]-[.E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44]-[.E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inference_propagation_of_type_constraints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type_inference_propagation_of_type_constraint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B345]-[.E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346]-[.E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347]-[.E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348]-[.E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B349]-[.E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B350]-[.E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51]-[.E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52]-[.E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ify_never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unify_nev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53]-[.E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B354]-[.E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355]-[.E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356]-[.E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357]-[.E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B358]-[.E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848" calcext:value-type="float">
            <text:p>1848</text:p>
          </table:table-cell>
          <table:table-cell/>
          <table:table-cell table:formula="of:=[.B359]-[.E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360]-[.E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61]-[.E3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B362]-[.E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888" calcext:value-type="float">
            <text:p>1888</text:p>
          </table:table-cell>
          <table:table-cell/>
          <table:table-cell table:formula="of:=[.B363]-[.E3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B364]-[.E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365]-[.E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B366]-[.E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67]-[.E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zk_opcode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zk_opcode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B368]-[.E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369]-[.E3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1968" calcext:value-type="float">
            <text:p>1968</text:p>
          </table:table-cell>
          <table:table-cell/>
          <table:table-cell table:formula="of:=[.B370]-[.E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1968" calcext:value-type="float">
            <text:p>1968</text:p>
          </table:table-cell>
          <table:table-cell/>
          <table:table-cell table:formula="of:=[.B371]-[.E3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624" calcext:value-type="float">
            <text:p>1624</text:p>
          </table:table-cell>
          <table:table-cell/>
          <table:table-cell table:formula="of:=[.B372]-[.E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_in_non_statement_position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turn_in_non_statement_position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B373]-[.E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B374]-[.E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B375]-[.E3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056" calcext:value-type="float">
            <text:p>2056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B376]-[.E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B377]-[.E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[.B378]-[.E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B379]-[.E3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B380]-[.E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144" calcext:value-type="float">
            <text:p>3144</text:p>
          </table:table-cell>
          <table:table-cell/>
          <table:table-cell table:formula="of:=[.B381]-[.E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144" calcext:value-type="float">
            <text:p>3144</text:p>
          </table:table-cell>
          <table:table-cell/>
          <table:table-cell table:formula="of:=[.B382]-[.E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656" calcext:value-type="float">
            <text:p>2656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B383]-[.E3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84]-[.E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85]-[.E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86]-[.E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B387]-[.E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88]-[.E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89]-[.E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088" calcext:value-type="float">
            <text:p>3088</text:p>
          </table:table-cell>
          <table:table-cell/>
          <table:table-cell table:formula="of:=[.B390]-[.E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B391]-[.E3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B392]-[.E3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B393]-[.E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94]-[.E3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B395]-[.E3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B396]-[.E3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B397]-[.E3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5408" calcext:value-type="float">
            <text:p>15408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5408" calcext:value-type="float">
            <text:p>15408</text:p>
          </table:table-cell>
          <table:table-cell/>
          <table:table-cell table:formula="of:=[.B398]-[.E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[.B399]-[.E3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6424" calcext:value-type="float">
            <text:p>6424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6424" calcext:value-type="float">
            <text:p>6424</text:p>
          </table:table-cell>
          <table:table-cell/>
          <table:table-cell table:formula="of:=[.B400]-[.E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B401]-[.E4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.B402]-[.E4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B403]-[.E4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404]-[.E4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405]-[.E4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406]-[.E4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2728" calcext:value-type="float">
            <text:p>2728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2728" calcext:value-type="float">
            <text:p>2728</text:p>
          </table:table-cell>
          <table:table-cell/>
          <table:table-cell table:formula="of:=[.B407]-[.E4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B408]-[.E4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216" calcext:value-type="float">
            <text:p>621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216" calcext:value-type="float">
            <text:p>6216</text:p>
          </table:table-cell>
          <table:table-cell/>
          <table:table-cell table:formula="of:=[.B409]-[.E4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B410]-[.E4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4992" calcext:value-type="float">
            <text:p>499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4992" calcext:value-type="float">
            <text:p>4992</text:p>
          </table:table-cell>
          <table:table-cell/>
          <table:table-cell table:formula="of:=[.B411]-[.E4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412]-[.E4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413]-[.E4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asset_id_into_byte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stdlib/asset_id_into_byte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414]-[.E4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B415]-[.E4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[.B416]-[.E4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B417]-[.E4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B418]-[.E4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419]-[.E4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420]-[.E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421]-[.E4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22]-[.E4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423]-[.E4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B424]-[.E4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425]-[.E4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426]-[.E4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[.B427]-[.E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9640" calcext:value-type="float">
            <text:p>96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9640" calcext:value-type="float">
            <text:p>9640</text:p>
          </table:table-cell>
          <table:table-cell/>
          <table:table-cell table:formula="of:=[.B428]-[.E4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3192" calcext:value-type="float">
            <text:p>3192</text:p>
          </table:table-cell>
          <table:table-cell/>
          <table:table-cell table:formula="of:=[.B429]-[.E4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430]-[.E4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B431]-[.E4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B432]-[.E4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4872" calcext:value-type="float">
            <text:p>4872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4872" calcext:value-type="float">
            <text:p>4872</text:p>
          </table:table-cell>
          <table:table-cell/>
          <table:table-cell table:formula="of:=[.B433]-[.E4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434]-[.E4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5848" calcext:value-type="float">
            <text:p>58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B435]-[.E4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B436]-[.E4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3584" calcext:value-type="float">
            <text:p>3584</text:p>
          </table:table-cell>
          <table:table-cell/>
          <table:table-cell table:formula="of:=[.B437]-[.E4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3976" calcext:value-type="float">
            <text:p>3976</text:p>
          </table:table-cell>
          <table:table-cell/>
          <table:table-cell table:formula="of:=[.B438]-[.E4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0120" calcext:value-type="float">
            <text:p>100120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0120" calcext:value-type="float">
            <text:p>100120</text:p>
          </table:table-cell>
          <table:table-cell/>
          <table:table-cell table:formula="of:=[.B439]-[.E4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stdlib/vec_byte_remove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B440]-[.E4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0232" calcext:value-type="float">
            <text:p>2023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0232" calcext:value-type="float">
            <text:p>20232</text:p>
          </table:table-cell>
          <table:table-cell/>
          <table:table-cell table:formula="of:=[.B441]-[.E4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/>
          <table:table-cell table:formula="of:=[.B442]-[.E4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storage_slot_key_calculation</text:p>
          </table:table-cell>
          <table:table-cell office:value-type="float" office:value="4856" calcext:value-type="float">
            <text:p>4856</text:p>
          </table:table-cell>
          <table:table-cell/>
          <table:table-cell table:formula="of:=[.B443]-[.E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B444]-[.E4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_contract_calls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string" calcext:value-type="string">
            <text:p>superabi_contract_calls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B445]-[.E4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446]-[.E4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447]-[.E4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_supertrait_external_call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superabi_supertrait_external_call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448]-[.E4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B449]-[.E4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450]-[.E4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B451]-[.E4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576" calcext:value-type="float">
            <text:p>3576</text:p>
          </table:table-cell>
          <table:table-cell/>
          <table:table-cell table:formula="of:=[.B452]-[.E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via_sel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supertraits_via_self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453]-[.E4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B454]-[.E4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abis/contract_abi_auto_impl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string" calcext:value-type="string">
            <text:p>test_abis/contract_abi_auto_impl</text:p>
          </table:table-cell>
          <table:table-cell office:value-type="float" office:value="2328" calcext:value-type="float">
            <text:p>2328</text:p>
          </table:table-cell>
          <table:table-cell/>
          <table:table-cell table:formula="of:=[.B455]-[.E4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alias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test_contracts/abi_with_alias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B456]-[.E4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3832" calcext:value-type="float">
            <text:p>383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3832" calcext:value-type="float">
            <text:p>3832</text:p>
          </table:table-cell>
          <table:table-cell/>
          <table:table-cell table:formula="of:=[.B457]-[.E4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B458]-[.E4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B459]-[.E4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B460]-[.E4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B461]-[.E4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B462]-[.E4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288" calcext:value-type="float">
            <text:p>32288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2288" calcext:value-type="float">
            <text:p>32288</text:p>
          </table:table-cell>
          <table:table-cell/>
          <table:table-cell table:formula="of:=[.B463]-[.E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B464]-[.E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[.B465]-[.E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B466]-[.E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B467]-[.E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issue_6335_repro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test_contracts/issue_6335_repro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B468]-[.E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B469]-[.E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B470]-[.E4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B471]-[.E4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28248" calcext:value-type="float">
            <text:p>2824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28248" calcext:value-type="float">
            <text:p>28248</text:p>
          </table:table-cell>
          <table:table-cell/>
          <table:table-cell table:formula="of:=[.B472]-[.E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128" calcext:value-type="float">
            <text:p>1612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128" calcext:value-type="float">
            <text:p>16128</text:p>
          </table:table-cell>
          <table:table-cell/>
          <table:table-cell table:formula="of:=[.B473]-[.E4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248" calcext:value-type="float">
            <text:p>31248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1248" calcext:value-type="float">
            <text:p>31248</text:p>
          </table:table-cell>
          <table:table-cell/>
          <table:table-cell table:formula="of:=[.B474]-[.E4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B475]-[.E4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t_cannot_find_in_scope_issue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trait_cannot_find_in_scope_issue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476]-[.E4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t_coherence/trait_coherence_dup/trait_coherence_du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rait_coherence/trait_coherence_dup/trait_coherence_dup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477]-[.E4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t_coherence/trait_impl_constraint_no_overlap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rait_coherence/trait_impl_constraint_no_overlap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478]-[.E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t_coherence/trait_impl_constraint_no_overla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rait_coherence/trait_impl_constraint_no_overlap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479]-[.E4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5688" calcext:value-type="float">
            <text:p>5688</text:p>
          </table:table-cell>
          <table:table-cell/>
          <table:table-cell table:formula="of:=[.B480]-[.E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481]-[.E4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[.B482]-[.E4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lib_log_decode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unit_tests/lib_log_decode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483]-[.E4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484]-[.E4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485]-[.E4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memcpyop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unit_tests/memcpyop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486]-[.E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nested_lib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B487]-[.E4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488]-[.E4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B489]-[.E4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490]-[.E4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491]-[.E4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492]-[.E4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493]-[.E4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494]-[.E4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4880" calcext:value-type="float">
            <text:p>4880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B495]-[.E4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496]-[.E496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G1:Sheet1.G49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3:11:54.447355759</meta:creation-date>
    <meta:generator>LibreOffice/24.2.7.2$Linux_X86_64 LibreOffice_project/420$Build-2</meta:generator>
    <dc:date>2025-08-25T13:16:04.158003877</dc:date>
    <meta:editing-duration>PT4M10S</meta:editing-duration>
    <meta:editing-cycles>2</meta:editing-cycles>
    <meta:document-statistic meta:table-count="1" meta:cell-count="2480" meta:object-count="0"/>
  </office:meta>
</office:document-meta>
</file>